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E000001D78A15558D05309E41.png" manifest:media-type="image/png"/>
  <manifest:file-entry manifest:full-path="Pictures/10000000000002C40000022381E4F88BCE7CC472.png" manifest:media-type="image/png"/>
  <manifest:file-entry manifest:full-path="Pictures/10000000000002CD00000223AAF4FFDE6ED12F62.png" manifest:media-type="image/png"/>
  <manifest:file-entry manifest:full-path="Pictures/10000000000002BC000002232D234D8FFD551BA1.png" manifest:media-type="image/png"/>
  <manifest:file-entry manifest:full-path="Pictures/10000000000002C4000002232FDF7D8DC2AD6D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3cd" officeooo:paragraph-rsid="001013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char" svg:width="6.6929in" svg:height="5.1709in" draw:z-index="4"><draw:image xlink:href="Pictures/10000000000002C4000002232FDF7D8DC2AD6D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4" text:anchor-type="char" svg:width="6.6929in" svg:height="5.2299in" draw:z-index="3"><draw:image xlink:href="Pictures/10000000000002BC000002232D234D8FFD551BA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3" text:anchor-type="char" svg:width="6.6929in" svg:height="5.1055in" draw:z-index="2"><draw:image xlink:href="Pictures/10000000000002CD00000223AAF4FFDE6ED12F6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2" text:anchor-type="char" svg:width="6.6929in" svg:height="5.1709in" draw:z-index="1"><draw:image xlink:href="Pictures/10000000000002C40000022381E4F88BCE7CC47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6929in" svg:height="3.7256in" draw:z-index="0"><draw:image xlink:href="Pictures/100000000000034E000001D78A15558D05309E4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9:33:17.806305231</meta:creation-date>
    <dc:date>2024-09-05T11:12:46.339307936</dc:date>
    <meta:editing-duration>PT38M57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